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99cm" table:align="right"/>
    </style:style>
    <style:style style:name="Tableau1.A" style:family="table-column">
      <style:table-column-properties style:column-width="7.999cm"/>
    </style:style>
    <style:style style:name="Tableau1.A1" style:family="table-cell">
      <style:table-cell-properties fo:padding="0.049cm" fo:border="none"/>
    </style:style>
    <style:style style:name="Tableau1.A4" style:family="table-cell">
      <style:table-cell-properties fo:background-color="transparent" fo:padding="0.049cm" fo:border-left="none" fo:border-right="none" fo:border-top="none" fo:border-bottom="1pt fine-dashe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cb816" officeooo:paragraph-rsid="001cb81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b816" officeooo:paragraph-rsid="00213a6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2pt" fo:font-style="italic" style:text-underline-style="none" fo:font-weight="normal" officeooo:rsid="001cb816" officeooo:paragraph-rsid="001cb816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243a00" officeooo:paragraph-rsid="00243a00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paragraph-rsid="00268b0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243a00"/>
    </style:style>
    <style:style style:name="P9" style:family="paragraph" style:parent-style-name="Standard">
      <style:paragraph-properties fo:margin-left="-1.499cm" fo:margin-right="0cm" fo:text-indent="0cm" style:auto-text-indent="false"/>
      <style:text-properties fo:font-size="14pt" fo:font-weight="bold" officeooo:rsid="001cb816" officeooo:paragraph-rsid="001cb81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bold" officeooo:rsid="002b1ae7" officeooo:paragraph-rsid="0029f68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-1.499cm" fo:margin-right="0cm" fo:text-indent="0cm" style:auto-text-indent="false"/>
      <style:text-properties fo:font-size="12pt" fo:font-style="italic" style:text-underline-style="none" fo:font-weight="bold" officeooo:rsid="001cb816" officeooo:paragraph-rsid="001cb816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290e1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e907f" officeooo:paragraph-rsid="00290e1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0e17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199cm" loext:contextual-spacing="false" fo:line-height="120%" fo:text-indent="0cm" style:auto-text-indent="false" style:page-number="auto" fo:background-color="transparen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20%" fo:text-indent="0cm" style:auto-text-indent="false" fo:background-color="transparen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 style:font-name="Times New Roman" fo:font-size="12pt" style:text-underline-style="solid" style:text-underline-width="auto" style:text-underline-color="font-color" officeooo:rsid="00296380" style:font-size-asian="12pt" style:font-size-complex="12pt"/>
    </style:style>
    <style:style style:name="T2" style:family="text">
      <style:text-properties officeooo:rsid="0025317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43a00"/>
    </style:style>
    <style:style style:name="T5" style:family="text">
      <style:text-properties officeooo:rsid="00253c44"/>
    </style:style>
    <style:style style:name="T6" style:family="text">
      <style:text-properties style:font-name="Liberation Serif" fo:font-style="normal" officeooo:rsid="001f5136" style:font-style-asian="normal" style:font-style-complex="normal" loext:padding="0cm" loext:border="none" loext:shadow="none"/>
    </style:style>
    <style:style style:name="T7" style:family="text">
      <style:text-properties style:font-name="Liberation Serif" fo:font-style="normal" officeooo:rsid="00268b04" style:font-style-asian="normal" style:font-style-complex="normal" loext:padding="0cm" loext:border="none" loext:shadow="none"/>
    </style:style>
    <style:style style:name="T8" style:family="text">
      <style:text-properties officeooo:rsid="00243a0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office:annotation><dc:creator>bleybaert</dc:creator><dc:date>2018-04-17T13:16:01</dc:date><loext:sender-initials>ble</loext:sender-initials><text:p text:style-name="P17"><text:span text:style-name="T9">do text with typeDeDelib=meetingConfig.Title()</text:span></text:p></office:annotation>Extrait du Registre des Procès-verbaux<text:line-break/>des réunions du <text:text-input text:description="">typeDeDelib.upper()</text:text-input>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Réunion du <text:span text:style-name="T1"><text:text-input text:description="">self.hasMeeting() and self.getMeeting().Title() or ''</text:text-input></text:span></text:p>
          </table:table-cell>
        </table:table-row>
        <table:table-row>
          <table:table-cell table:style-name="Tableau1.A4" office:value-type="string">
            <text:p text:style-name="P1"/>
          </table:table-cell>
        </table:table-row>
      </table:table>
      <text:p text:style-name="Standard"/>
      <text:p text:style-name="P10"><text:text-input text:description="">view.getDGHV(meetingConfig).display('configGroup')</text:text-input></text:p>
      <text:p text:style-name="P9"/>
      <text:p text:style-name="P11">Secrétariat Général</text:p>
      <text:p text:style-name="P5"/>
      <text:p text:style-name="Standard"/>
      <text:p text:style-name="Standard"/>
      <text:p text:style-name="P12"/>
      <text:p text:style-name="P13"><office:annotation><dc:creator>bleybaert</dc:creator><dc:date>2018-04-17T14:07:32</dc:date><loext:sender-initials>ble</loext:sender-initials><text:p text:style-name="P17"><text:span text:style-name="T12">do text</text:span></text:p><text:p text:style-name="P17"><text:span text:style-name="T12">from xhtml(view.printAttendees(groupByParentOrg=True, render_as_html=True))</text:span></text:p></office:annotation>presents</text:p>
      <text:p text:style-name="P14"/>
      <text:p text:style-name="Standard"/>
      <text:p text:style-name="P7"><text:span text:style-name="T7"><text:text-input text:description="">self.getCategory(theObject=True).getCategoryId()</text:text-input></text:span><text:span text:style-name="T2">.</text:span><text:span text:style-name="T6"><text:text-input text:description="view.getDGHV(item).print_item_number_within_category()">view.print_item_number_within_category()</text:text-input></text:span><text:span text:style-name="T6"> </text:span><text:span text:style-name="T2"><text:s/></text:span><text:text-input text:description="">self.Title()</text:text-input></text:p>
      <text:p text:style-name="Standard"/>
      <text:p text:style-name="P15"><office:annotation><dc:creator>André NUYENS</dc:creator><dc:date>2017-06-26T10:50:44</dc:date><loext:sender-initials>AN</loext:sender-initials><text:p text:style-name="P18"><text:span text:style-name="T10">do text </text:span></text:p><text:p text:style-name="P18"><text:span text:style-name="T10">from xhtml(view.printXhtml(self, self.getDecision(), keepWithNext=True)</text:span><text:span text:style-name="T11">, stylesMapping={'para':'Text body'}</text:span><text:span text:style-name="T10">)</text:span></text:p></office:annotation>Décision</text:p>
      <text:p text:style-name="P16"/>
      <text:p text:style-name="Standard"/>
      <text:p text:style-name="Standard"/>
      <text:p text:style-name="P8"><text:span text:style-name="T4">Votre correspondant</text:span><text:span text:style-name="T8"> : xx</text:span></text:p>
      <text:p text:style-name="P6"><text:span text:style-name="T3">Responsable</text:span> : <text:span text:style-name="T5">x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18-06-25T16:45:36.327259737</dc:date>
    <meta:editing-duration>PT56M10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1" meta:paragraph-count="9" meta:word-count="44" meta:character-count="378" meta:non-whitespace-character-count="356"/>
  </office:meta>
</office:document-meta>
</file>